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EDB4A8669A5A960F.png" manifest:media-type="image/png"/>
  <manifest:file-entry manifest:full-path="Pictures/10000B8700008D2E00004F60A2B3CD43E2D7FE7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7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96cm"/>
    </style:style>
    <style:style style:name="pr1" style:family="presentation" style:parent-style-name="AbstractYellow-title">
      <style:graphic-properties fo:min-height="2.6cm"/>
    </style:style>
    <style:style style:name="pr2" style:family="presentation" style:parent-style-name="AbstractYellow-notes">
      <style:graphic-properties draw:fill-color="#ffffff" draw:auto-grow-height="true" fo:min-height="13.36cm"/>
    </style:style>
    <style:style style:name="pr3" style:family="presentation" style:parent-style-name="AbstractYellow-subtitle">
      <style:graphic-properties draw:fill-color="#ffffff" fo:min-height="11.6cm"/>
    </style:style>
    <style:style style:name="pr4" style:family="presentation" style:parent-style-name="AbstractYellow-notes">
      <style:graphic-properties draw:fill-color="#ffffff" fo:min-height="14cm"/>
    </style:style>
    <style:style style:name="pr5" style:family="presentation" style:parent-style-name="AbstractYellow-subtitle">
      <style:graphic-properties draw:fill-color="#ffffff" fo:min-height="12.056cm"/>
    </style:style>
    <style:style style:name="pr6" style:family="presentation" style:parent-style-name="AbstractYellow-subtitle">
      <style:graphic-properties draw:fill-color="#ffffff" fo:min-height="13.461cm"/>
    </style:style>
    <style:style style:name="pr7" style:family="presentation" style:parent-style-name="AbstractYellow-subtitle">
      <style:graphic-properties draw:fill-color="#ffffff" fo:min-height="12.661cm"/>
    </style:style>
    <style:style style:name="pr8" style:family="presentation" style:parent-style-name="AbstractYellow-subtitle">
      <style:graphic-properties draw:fill-color="#ffffff" fo:min-height="15.193cm"/>
    </style:style>
    <style:style style:name="pr9" style:family="presentation" style:parent-style-name="AbstractYellow-subtitle">
      <style:graphic-properties draw:fill-color="#ffffff" fo:min-height="13.927cm"/>
    </style:style>
    <style:style style:name="P1" style:family="paragraph">
      <style:text-properties fo:color="#000000" fo:background-color="#111111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T1" style:family="text">
      <style:text-properties fo:color="#000000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19">
        <office:forms form:automatic-focus="false" form:apply-design-mode="false"/>
        <draw:frame presentation:style-name="pr1" draw:text-style-name="P1" draw:layer="layout" svg:width="25.2cm" svg:height="2.6cm" svg:x="1.2cm" svg:y="6.4cm" presentation:class="title" presentation:user-transformed="true">
          <draw:text-box>
            <text:p><text:span text:style-name="T1">The Nuts &amp; Bolts of Blockchai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bstractYellow" presentation:presentation-page-layout-name="AL2T32">
        <office:forms form:automatic-focus="false" form:apply-design-mode="false"/>
        <draw:frame presentation:style-name="pr3" draw:text-style-name="P2" draw:layer="layout" svg:width="25.2cm" svg:height="11.6cm" svg:x="1.4cm" svg:y="0.6cm">
          <draw:text-box>
            <text:p>Tom Catalano</text:p>
            <text:p/>
            <text:p>www.CONCEPTSLEARNINGMACHINE.com</text:p>
            <text:p/>
            <text:p>@tomsnode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1.4cm" svg:y="0.6cm" presentation:class="subtitle">
          <draw:text-box>
            <text:p>Blockchain record state and history state is needed by transactions. </text:p>
            <text:p/>
            <text:p>Transactions are signed, integrity resigned, integrity protected by the chain.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32">
        <office:forms form:automatic-focus="false" form:apply-design-mode="false"/>
        <draw:frame presentation:style-name="pr6" draw:text-style-name="P2" draw:layer="layout" svg:width="25.2cm" svg:height="13.461cm" svg:x="1.4cm" svg:y="1.139cm" presentation:class="subtitle" presentation:user-transformed="true">
          <draw:text-box>
            <text:p>Double Spending Problem</text:p>
            <text:p/>
            <text:p>Solved by the central authority</text:p>
            <text:p/>
            <text:p>Bank</text:p>
            <text:p/>
            <text:p>HashCash</text:p>
            <text:p/>
            <text:p>Bmoney- server trust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1.4cm" svg:y="0.6cm" presentation:class="subtitle">
          <draw:text-box>
            <text:p>A double spend is an attack where the given set of coins is spent in more than one transactions.</text:p>
            <text:p/>
            <text:p>Send two conflicting transactions in rapid succession on the network. This is a race attack.</text:p>
            <text:p/>
            <text:p><text:s/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2T32">
        <office:forms form:automatic-focus="false" form:apply-design-mode="false"/>
        <draw:frame presentation:style-name="pr5" draw:text-style-name="P3" draw:layer="layout" svg:width="25.2cm" svg:height="12.056cm" svg:x="1.4cm" svg:y="0.6cm" presentation:class="subtitle">
          <draw:text-box>
            <text:p><text:span text:style-name="T2">Mining solues the distrabution and Double Spending Problem longest chain wins.</text:span></text:p>
            <text:p><text:span text:style-name="T2"/></text:p>
            <text:p><text:span text:style-name="T2">Calculate the hash solution in <text:s/>N time.</text:span></text:p>
            <text:p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1.4cm" svg:y="0.6cm" presentation:class="subtitle">
          <draw:text-box>
            <text:p>UTXO</text:p>
            <text:p/>
            <text:p>Upsent transaction output</text:p>
            <text:p/>
            <text:p>Responsible for beginning and ending each transaction.</text:p>
            <text:p/>
            <text:p>Confirmations of transaction results in the removal of spent tokens from the UTXO database.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1.4cm" svg:y="0.6cm" presentation:class="subtitle">
          <draw:text-box>
            <text:p>Ledger</text:p>
            <text:p/>
            <text:p>Ledger replaces UTXO </text:p>
            <text:p/>
            <text:p>secure hash chain</text:p>
            <text:p/>
            <text:p>Contains transactions</text:p>
            <text:p/>
            <text:p>Contains metadata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0.8cm" svg:y="0.944cm" presentation:class="subtitle" presentation:user-transformed="true">
          <draw:text-box>
            <text:p>Binary Formats</text:p>
            <text:p/>
            <text:p>Look out in certain programming langs binary conversions do not convert back to the same value</text:p>
            <text:p/>
            <text:p>JSON – binary – JSON</text:p>
            <text:p><text:s text:c="2"/>does not convert back with the same value 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1.4cm" svg:y="0.6cm" presentation:class="subtitle">
          <draw:text-box>
            <text:p>Block of Chains</text:p>
            <text:p>A block of one more new transactions is collected into the transaction data part of a block. </text:p>
            <text:p>A merkel root is stored in the block header. Each block also stores the hash of the previous blocks header, chaining the blocks together. This ensures a transaction cannot be modified without modifying the block that records it and all folowing blocks.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1.4cm" svg:y="0.6cm" presentation:class="subtitle">
          <draw:text-box>
            <text:p>Consensus</text:p>
            <text:p/>
            <text:p>First on agreement, second on correctness.</text:p>
            <text:p/>
            <text:p>Changed by social consensus.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1.4cm" svg:y="0.6cm" presentation:class="subtitle">
          <draw:text-box>
            <text:p>Public blockchain must be a fortress</text:p>
            <text:p/>
            <text:p>Code is public</text:p>
            <text:p/>
            <text:p>Public API</text:p>
            <text:p/>
            <text:p>Makes development 10x slower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1.4cm" svg:y="0.6cm" presentation:class="subtitle">
          <draw:text-box>
            <text:p>Byzantine General Problem</text:p>
            <text:p/>
            <text:p>If each sides message isnt read by the other and is required to respond before action <text:s/>which one will respond first.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1.4cm" svg:y="0.6cm" presentation:class="subtitle" presentation:user-transformed="true">
          <draw:text-box>
            <text:p>Performance</text:p>
            <text:p/>
            <text:p>Some tasks are parallel</text:p>
            <text:p/>
            <text:p>Consensus is a BG problem</text:p>
            <text:p/>
            <text:p>Blockchains do not scale horizontally</text:p>
            <text:p/>
            <text:p>Public/Private key parallelism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1.4cm" svg:y="0.6cm" presentation:class="subtitle">
          <draw:text-box>
            <text:p>Isolation</text:p>
            <text:p/>
            <text:p>Transactions must be determinstic</text:p>
            <text:p/>
            <text:p>Deterministic by isolation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1.4cm" svg:y="0.6cm" presentation:class="subtitle" presentation:user-transformed="true">
          <draw:text-box>
            <text:p>Move semantics</text:p>
            <text:p/>
            <text:p>Transfer ownership of resources from one object to another.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2T32">
        <office:forms form:automatic-focus="false" form:apply-design-mode="false"/>
        <draw:frame presentation:style-name="pr7" draw:text-style-name="P2" draw:layer="layout" svg:width="25.2cm" svg:height="12.661cm" svg:x="1.4cm" svg:y="0.298cm" presentation:class="subtitle" presentation:user-transformed="true">
          <draw:text-box>
            <text:p>Lambdas</text:p>
            <text:p/>
            <text:p>Allows to preserve layering</text:p>
            <text:p/>
            <text:p>Defered &amp; Dispatched work</text:p>
            <text:p/>
            <text:p>This is to be able to set the lock and release the lock in the database to prevent data corruption.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2T32">
        <office:forms form:automatic-focus="false" form:apply-design-mode="false"/>
        <draw:frame presentation:style-name="pr8" draw:text-style-name="P2" draw:layer="layout" svg:width="25.2cm" svg:height="15.193cm" svg:x="1.6cm" svg:y="0.557cm" presentation:class="subtitle" presentation:user-transformed="true">
          <draw:text-box>
            <text:p>Lambda expression</text:p>
            <text:p/>
            <text:p>Is a convenient way to define an anonymous function</text:p>
            <text:p/>
            <text:p>{=} () mutable throw() <text:s/>- &gt; int</text:p>
            <text:p>{</text:p>
            <text:p>Int n = x + y:</text:p>
            <text:p>x = y</text:p>
            <text:p>y = x</text:p>
            <text:p>return n: </text:p>
            <text:p>}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1.4cm" svg:y="0.6cm" presentation:class="subtitle" presentation:user-transformed="true">
          <draw:text-box>
            <text:p>Code Isolation</text:p>
            <text:p/>
            <text:p>Namespaces </text:p>
            <text:p/>
            <text:p>Seperation of Implantation analysis.</text:p>
            <text:p/>
            <text:p>API for user, API for deviation.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1.4cm" svg:y="0.6cm" presentation:class="subtitle" presentation:user-transformed="true">
          <draw:text-box>
            <text:p>The Slicing Problem</text:p>
            <text:p/>
            <text:p>Assigning a derived class object to a base class variable, assigning a derived class object to a base class object slices off data.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2T32">
        <office:forms form:automatic-focus="false" form:apply-design-mode="false"/>
        <draw:frame presentation:style-name="pr9" draw:text-style-name="P2" draw:layer="layout" svg:width="25.2cm" svg:height="13.927cm" svg:x="1.4cm" svg:y="0.8cm" presentation:class="subtitle" presentation:user-transformed="true">
          <draw:text-box>
            <text:p>TransactionA vtransactionA;</text:p>
            <text:p>TransactionB vtransactionB;</text:p>
            <text:p>vtransactionA = vtransactionB</text:p>
            <text:p/>
            <text:p>VtransactionB cannot be calling objects for a member function from TransactionA unless the function is also a member function of TransactionB and all member variables of vtransactionB, and all the member variables of vtransactionA that are not inherited from the class TransactionB are lost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1.4cm" svg:y="0.6cm" presentation:class="subtitle" presentation:user-transformed="true">
          <draw:text-box>
            <text:p>Slicing Problem</text:p>
            <text:p/>
            <text:p>Simply making a member function virtual does not defeated the slicing problem.</text:p>
            <text:p/>
            <text:p>In order to defeat the slicing problem the function must be virtual and you must use pointers and dynamic variables.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1.4cm" svg:y="0.6cm" presentation:class="subtitle">
          <draw:text-box>
            <text:p>Not great solutions</text:p>
            <text:p/>
            <text:p>Raw Pointers</text:p>
            <text:p/>
            <text:p>Unique Pointers</text:p>
            <text:p/>
            <text:p>Shared Pointers</text:p>
            <text:p/>
            <text:p>Clone Idioms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1.4cm" svg:y="0.6cm" presentation:class="subtitle">
          <draw:text-box>
            <text:p>Use of strong &amp; weak pointers</text:p>
            <text:p/>
            <text:p>Cache holds strong and weak pointers.</text:p>
            <text:p/>
            <text:p>Time denotes a strong pointer and frequently used objects lock the cache.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1.2cm" svg:y="1.344cm" presentation:class="subtitle" presentation:user-transformed="true">
          <draw:text-box>
            <text:p>Algorthmic complexity attack </text:p>
            <text:p/>
            <text:p>Salted Hash</text:p>
            <text:p/>
            <text:p>A cryptographic salt is made up of random bits added to each password instance before the hashing. Salts help us mitigate rainbow table attacks by forcing atackers to re-compute them using a salt.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1.4cm" svg:y="0.6cm" presentation:class="subtitle">
          <draw:text-box>
            <text:p>Key / Value</text:p>
            <text:p/>
            <text:p>Hash Trees</text:p>
            <text:p/>
            <text:p>Find by a key</text:p>
            <text:p/>
            <text:p>Bucket count dynamic</text:p>
            <text:p/>
            <text:p>template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1.4cm" svg:y="1.8cm" presentation:class="subtitle" presentation:user-transformed="true">
          <draw:text-box>
            <text:p>Template</text:p>
            <text:p/>
            <text:p>Template &lt; class Codec, class Function &gt;</text:p>
            <text:p>Bool</text:p>
            <text:p>Visit (</text:p>
            <text:p>path_type const&amp; path,</text:p>
            <text:p>std::size_t read_size,</text:p>
            <text:p>Function&amp;&amp; f)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1.4cm" svg:y="0.6cm" presentation:class="subtitle">
          <draw:text-box>
            <text:p>Templates give you concepts and they can‘t slice</text:p>
            <text:p/>
            <text:p>Set of rules for a concept to run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2T32">
        <office:forms form:automatic-focus="false" form:apply-design-mode="false"/>
        <draw:frame presentation:style-name="pr9" draw:text-style-name="P2" draw:layer="layout" svg:width="25.2cm" svg:height="13.927cm" svg:x="1.4cm" svg:y="0.673cm" presentation:class="subtitle" presentation:user-transformed="true">
          <draw:text-box>
            <text:p>Compile time polymorphism, templates</text:p>
            <text:p/>
            <text:p>std::variant c++17</text:p>
            <text:p/>
            <text:p>class template represents a type-safe union</text:p>
            <text:p/>
            <text:p>allocates a fixed portion of memory and reuses it to hold a value of one of several predefined alternatives types at a time.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2T32">
        <office:forms form:automatic-focus="false" form:apply-design-mode="false"/>
        <draw:frame presentation:style-name="pr5" draw:text-style-name="P3" draw:layer="layout" svg:width="25.2cm" svg:height="12.056cm" svg:x="1.4cm" svg:y="0.6cm" presentation:class="subtitle">
          <draw:text-box>
            <text:p><text:span text:style-name="T2">Compile time polymorphism</text:span></text:p>
            <text:p><text:span text:style-name="T2"/></text:p>
            <text:p><text:span text:style-name="T2">Overloading</text:span></text:p>
            <text:p><text:span text:style-name="T2"/></text:p>
            <text:p><text:span text:style-name="T2">Polymorphic code fully optimized and inlines</text:span></text:p>
            <text:p><text:span text:style-name="T2"/></text:p>
            <text:p><text:span text:style-name="T2">When more than one method share the same name with different parameters.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1.4cm" svg:y="0.6cm" presentation:class="subtitle" presentation:user-transformed="true">
          <draw:text-box>
            <text:p>Class template optional is a wrapper representing optional or nullable objects who may not yet contain a valid value. </text:p>
            <text:p/>
            <text:p>Optional objects offer full value semantics; they are good for passing by value and usage inside STL container. <text:s/></text:p>
          </draw:text-box>
        </draw:frame>
        <draw:frame draw:style-name="gr2" draw:text-style-name="P5" draw:layer="layout" svg:width="1.573cm" svg:height="0.962cm" svg:x="14.4cm" svg:y="-4.6cm">
          <draw:text-box>
            <text:p>Yet </text:p>
          </draw:text-box>
        </draw:frame>
        <draw:frame draw:style-name="gr3" draw:text-style-name="P5" draw:layer="layout" svg:width="1.696cm" svg:height="0.962cm" svg:x="22cm" svg:y="18.6cm">
          <draw:text-box>
            <text:p>alue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2T32">
        <office:forms form:automatic-focus="false" form:apply-design-mode="false"/>
        <draw:frame presentation:style-name="pr9" draw:text-style-name="P2" draw:layer="layout" svg:width="25.2cm" svg:height="13.927cm" svg:x="1.4cm" svg:y="0.873cm" presentation:class="subtitle" presentation:user-transformed="true">
          <draw:text-box>
            <text:p>Compile time polymorphsim</text:p>
            <text:p/>
            <text:p>template &lt; class Th, class TOut &gt;</text:p>
            <text:p/>
            <text:p>class TofferStreamBase</text:p>
            <text:p>{</text:p>
            <text:p>Protected: </text:p>
            <text:p>Toffer &lt;Tout&gt; offer_;</text:p>
            <text:p>boost::optional&lt;TOut&gt; overFunds;</text:p>
            <text:p/>
            <text:p><text:s/></text:p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2T32">
        <office:forms form:automatic-focus="false" form:apply-design-mode="false"/>
        <draw:frame presentation:style-name="pr5" draw:text-style-name="P2" draw:layer="layout" svg:width="25.2cm" svg:height="12.056cm" svg:x="1.4cm" svg:y="0.6cm" presentation:class="subtitle" presentation:user-transformed="true">
          <draw:text-box>
            <text:p>The function signature means that the functions can either return a value of type int or a flag indicating that no value of int is available. This does not indicate a error. It is like one additional value of int.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Yellow" style:page-layout-name="PM1" draw:style-name="Mdp1">
      <draw:frame draw:style-name="Mgr3" draw:text-style-name="MP5" draw:layer="backgroundobjects" svg:width="27.993cm" svg:height="15.755cm" svg:x="0.003cm" svg:y="0.003cm">
        <draw:image xlink:href="Pictures/10000B8700008D2E00004F60A2B3CD43E2D7FE73.svg" xlink:type="simple" xlink:show="embed" xlink:actuate="onLoad">
          <text:p/>
        </draw:image>
        <draw:image xlink:href="Pictures/10000201000003AF00000212EDB4A8669A5A960F.png" xlink:type="simple" xlink:show="embed" xlink:actuate="onLoad"/>
      </draw:frame>
      <draw:frame presentation:style-name="AbstractYellow-title" draw:layer="backgroundobjects" svg:width="25.2cm" svg:height="2.6cm" svg:x="1.4cm" svg:y="0.6cm" presentation:class="title" presentation:placeholder="true">
        <draw:text-box/>
      </draw:frame>
      <draw:frame presentation:style-name="AbstractYellow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9T20:31:46.164542870</meta:creation-date>
    <meta:editing-duration>P0D</meta:editing-duration>
    <meta:editing-cycles>1</meta:editing-cycles>
    <meta:generator>LibreOffice/5.2.7.2$Linux_X86_64 LibreOffice_project/20m0$Build-2</meta:generator>
    <dc:title>Abstract Yellow</dc:title>
    <meta:document-statistic meta:object-count="123"/>
    <meta:template xlink:type="simple" xlink:actuate="onRequest" xlink:title="Abstract Yellow" xlink:href="../../../../usr/lib/libreoffice/share/template/common/layout/AbstractYellow.otp" meta:date="2018-11-09T20:31:43.480879776"/>
  </office:meta>
</office:document-meta>
</file>